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ba3fe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  <style:text-properties officeooo:paragraph-rsid="001cd5a6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fo:font-weight="bold" officeooo:rsid="001cd5a6" officeooo:paragraph-rsid="001cd5a6" style:font-weight-asian="bold" style:font-weight-complex="bold"/>
    </style:style>
    <style:style style:name="P9" style:family="paragraph" style:parent-style-name="Text_20_body" style:list-style-name="L2">
      <style:paragraph-properties fo:margin-top="0cm" fo:margin-bottom="0cm" loext:contextual-spacing="false"/>
      <style:text-properties officeooo:rsid="001fe24a" officeooo:paragraph-rsid="001fe24a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26bb1d" officeooo:paragraph-rsid="0026bb1d"/>
    </style:style>
    <style:style style:name="P11" style:family="paragraph" style:parent-style-name="Text_20_body" style:list-style-name="L2">
      <style:paragraph-properties fo:margin-top="0cm" fo:margin-bottom="0.101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a3fe" style:font-weight-asian="bold" style:font-weight-complex="bold"/>
    </style:style>
    <style:style style:name="T3" style:family="text">
      <style:text-properties fo:font-weight="bold" officeooo:rsid="001cd5a6" style:font-weight-asian="bold" style:font-weight-complex="bold"/>
    </style:style>
    <style:style style:name="T4" style:family="text">
      <style:text-properties fo:font-weight="bold" officeooo:rsid="0023229b" style:font-weight-asian="bold" style:font-weight-complex="bold"/>
    </style:style>
    <style:style style:name="T5" style:family="text">
      <style:text-properties officeooo:rsid="001cd5a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85773044201086390" text:style-name="L1">
        <text:list-item>
          <text:p text:style-name="P5"><text:bookmark text:name="yui_3_17_2_1_1512993292031_85"/><text:s/>Una red de datos o informática tiene elementos hardware y/o software? </text:p>
        </text:list-item>
      </text:list>
      <text:p text:style-name="P1"><text:tab/><text:tab/><text:span text:style-name="T2">Hardware y software</text:span></text:p>
      <text:list xml:id="list140734030993408" text:continue-numbering="true" text:style-name="L1">
        <text:list-item>
          <text:p text:style-name="P5">¿Qué tiene en común este tipo de redes a la hora de operar con cualquier otra forma de comunicación? </text:p>
        </text:list-item>
      </text:list>
      <text:p text:style-name="P1"><text:tab/><text:tab/></text:p>
      <text:list xml:id="list140733884319607" text:continue-numbering="true" text:style-name="L1">
        <text:list-item>
          <text:p text:style-name="P5"><text:bookmark text:name="yui_3_17_2_1_1512993292031_84"/>En el articulo se habla de protocolo </text:p>
          <text:list>
            <text:list-item>
              <text:p text:style-name="P5"><text:bookmark text:name="yui_3_17_2_1_1512993292031_83"/>¿Cómo explicarías que es un protocolo?</text:p>
            </text:list-item>
          </text:list>
        </text:list-item>
      </text:list>
      <text:p text:style-name="P2"><text:tab/><text:tab/><text:span text:style-name="T2">La computadoras que integran las redes se comunican entre si hablando el mismo “idioma” denominado protocolo de red. </text:span><text:span text:style-name="T4">Conjunto de normas o reglas que tienen que conocer emisor y receptor.</text:span></text:p>
      <text:list xml:id="list140734834663002" text:continue-numbering="true" text:style-name="L1">
        <text:list-item>
          <text:list>
            <text:list-item>
              <text:p text:style-name="P5"><text:bookmark text:name="yui_3_17_2_1_1512993292031_82"/>Las pilas de protocolos OSI y TCP/IP tienen en común en que estructuran la comunicación en <text:span text:style-name="T2">modos distintos</text:span>. </text:p>
            </text:list-item>
            <text:list-item>
              <text:p text:style-name="P3">Sin embargo, OSI se organiza en (indica el número) <text:span text:style-name="T3">7</text:span><text:span text:style-name="T5"> </text:span>, mientras que TPC/IP lo hacen en <text:span text:style-name="T3">4</text:span><text:span text:style-name="T5">.</text:span></text:p>
            </text:list-item>
          </text:list>
        </text:list-item>
      </text:list>
      <text:p text:style-name="Text_20_body">En el articulo aparece la palabra topología física. Mira el siguiente <text:a xlink:type="simple" xlink:href="https://www.youtube.com/watch?v=ayV3nx4sOVQ&amp;feature=youtu.be" office:target-frame-name="_blank" xlink:show="new" text:style-name="Internet_20_link" text:visited-style-name="Visited_20_Internet_20_Link">vídeo</text:a> e indica que topología física usarías para cada uno de los casos:</text:p>
      <text:list xml:id="list7586212839890802560" text:style-name="L2">
        <text:list-item>
          <text:p text:style-name="P6">Unir dos ordenadores con un cable de red. </text:p>
          <text:p text:style-name="P8">Lineal</text:p>
        </text:list-item>
        <text:list-item>
          <text:p text:style-name="P7">Unir dos ordenadores utilizando un switch.</text:p>
          <text:p text:style-name="P9"><text:span text:style-name="T3">E</text:span><text:span text:style-name="T1">strella</text:span></text:p>
        </text:list-item>
        <text:list-item>
          <text:p text:style-name="P11">Unir dos ordenadores utilizando un punto de acceso wifi. </text:p>
        </text:list-item>
      </text:list>
      <text:p text:style-name="P1"><text:tab/><text:span text:style-name="T3">Estrella</text:span></text:p>
      <text:p text:style-name="P1"><text:span text:style-name="T3"/></text:p>
      <text:p text:style-name="P10"><text:span text:style-name="T3">W</text:span><text:span text:style-name="T1">ANvsLAN</text:span></text:p>
      <text:p text:style-name="P10"><text:span text:style-name="T1"/></text:p>
      <text:p text:style-name="P10"><text:span text:style-name="T1">LAN: Ethernet y Token ring</text:span></text:p>
      <text:p text:style-name="P10"><text:span text:style-name="T1">WAN: MPLS, ATM, Frame Relay, X.25</text:span></text:p>
      <text:p text:style-name="P10"><text:span text:style-name="T1"/></text:p>
      <text:p text:style-name="P10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2:55:49.276204658</meta:creation-date>
    <dc:date>2017-12-11T14:07:33.559101722</dc:date>
    <meta:editing-duration>PT28M19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185" meta:character-count="1038" meta:non-whitespace-character-count="868"/>
  </office:meta>
</office:document-meta>
</file>